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091in"/>
    </style:style>
    <style:style style:name="co4" style:family="table-column">
      <style:table-column-properties fo:break-before="auto" style:column-width="2.262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3faf46"/>
      <style:text-properties fo:font-size="14pt" style:font-size-asian="14pt" style:font-size-complex="14pt"/>
    </style:style>
    <style:style style:name="ce6" style:family="table-cell" style:parent-style-name="Default" style:data-style-name="N4">
      <style:table-cell-properties fo:background-color="#3faf46"/>
      <style:text-properties fo:font-size="14pt" style:font-size-asian="14pt" style:font-size-complex="14pt"/>
    </style:style>
    <style:style style:name="ce7" style:family="table-cell" style:parent-style-name="Default">
      <style:text-properties fo:font-size="14pt" fo:font-style="italic" style:font-size-asian="14pt" style:font-style-asian="italic" style:font-size-complex="14pt" style:font-style-complex="italic"/>
    </style:style>
    <style:style style:name="ce8" style:family="table-cell" style:parent-style-name="Default" style:data-style-name="N4">
      <style:table-cell-properties fo:background-color="#ffff00"/>
      <style:text-properties fo:font-size="14pt" style:font-size-asian="14pt" style:font-size-complex="14pt"/>
    </style:style>
    <style:style style:name="ce9" style:family="table-cell" style:parent-style-name="Default" style:data-style-name="N4"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00"/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50" table:maximum-difference="0.1"/>
      </table:calculation-settings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2" table:number-columns-repeated="8" table:default-cell-style-name="ce3"/>
        <table:table-row table:style-name="ro1">
          <table:table-cell table:style-name="ce1" office:value-type="string" calcext:value-type="string">
            <text:p>Thrust Vector Control Actuator Sizing Calculato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Control Authority Requiremen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ular Speed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deg/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gular Acceleration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deg/s^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Torque Contributors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Angular Acceler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bustion Chamber Mass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Moment of Inertia About Yaw</text:p>
          </table:table-cell>
          <table:table-cell table:style-name="ce8" table:formula="of:=[.B9]+[.B8]*[.B10]^2" office:value-type="float" office:value="329.333333333333" calcext:value-type="float">
            <text:p>329.33</text:p>
          </table:table-cell>
          <table:table-cell office:value-type="string" calcext:value-type="string">
            <text:p>Lbm-in^2</text:p>
          </table:table-cell>
          <table:table-cell office:value-type="string" calcext:value-type="string">
            <text:p>Uses parallel axis theorem to calculate total moment of inert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mber C.G. Moment of Inertia</text:p>
          </table:table-cell>
          <table:table-cell table:style-name="ce6" table:formula="of:=13/12*14^2" office:value-type="float" office:value="212.333333333333" calcext:value-type="float">
            <text:p>212.33</text:p>
          </table:table-cell>
          <table:table-cell office:value-type="string" calcext:value-type="string">
            <text:p>Lbm-in^2</text:p>
          </table:table-cell>
          <table:table-cell office:value-type="string" calcext:value-type="string">
            <text:p>Moment of Inertia About Pitch</text:p>
          </table:table-cell>
          <table:table-cell table:style-name="ce8" table:formula="of:=[.B9]+[.B8]*[.B11]^2" office:value-type="float" office:value="329.333333333333" calcext:value-type="float">
            <text:p>329.33</text:p>
          </table:table-cell>
          <table:table-cell office:value-type="string" calcext:value-type="string">
            <text:p>Lbm-in^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.G. Distance from Pivot (Yaw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w Acceleration Torque</text:p>
          </table:table-cell>
          <table:table-cell table:style-name="ce8" table:formula="of:=[.E8]*[.B4]/12*PI()/180/32.174" office:value-type="float" office:value="1.48876706948537" calcext:value-type="float">
            <text:p>1.49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Torque = MoI * Accel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.G. Distance from Pivot (Pitch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itch Acceleration Torque</text:p>
          </table:table-cell>
          <table:table-cell table:style-name="ce8" table:formula="of:=[.E9]*[.B4]/12*PI()/180/32.174" office:value-type="float" office:value="1.48876706948537" calcext:value-type="float">
            <text:p>1.49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earing Rolling and Starting Resistance</text:p>
          </table:table-cell>
          <table:table-cell table:number-columns-repeated="3"/>
          <table:table-cell table:style-name="ce9"/>
          <table:table-cell table:number-columns-repeated="10"/>
        </table:table-row>
        <table:table-row table:style-name="ro1">
          <table:table-cell office:value-type="string" calcext:value-type="string">
            <text:p>Bearing Rolling Resistance (Yaw)</text:p>
          </table:table-cell>
          <table:table-cell table:style-name="ce5" office:value-type="float" office:value="0.002" calcext:value-type="float">
            <text:p>0.002</text:p>
          </table:table-cell>
          <table:table-cell/>
          <table:table-cell office:value-type="string" calcext:value-type="string">
            <text:p>Yaw Rolling Resistance</text:p>
          </table:table-cell>
          <table:table-cell table:style-name="ce8" table:formula="of:=[.B19]*[.B14]*[.B13]/2" office:value-type="float" office:value="3" calcext:value-type="float">
            <text:p>3.00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Rolling resistance = Radial load * rolling resistance coeff. * radi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aring Race Diameter (Yaw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w Starting Torque</text:p>
          </table:table-cell>
          <table:table-cell table:style-name="ce8" table:formula="of:=[.B15]*[.B14]/2*[.B19]" office:value-type="float" office:value="75" calcext:value-type="float">
            <text:p>75.00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Starting torque = Radial load * Static friction coeff. * radi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aring Static Friction Coeff. (Yaw)</text:p>
          </table:table-cell>
          <table:table-cell table:style-name="ce5" office:value-type="float" office:value="0.05" calcext:value-type="float">
            <text:p>0.05</text:p>
          </table:table-cell>
          <table:table-cell/>
          <table:table-cell office:value-type="string" calcext:value-type="string">
            <text:p>Pitch Rolling Resistance</text:p>
          </table:table-cell>
          <table:table-cell table:style-name="ce8" table:formula="of:=[.B16]*[.B17]*[.B19]/2" office:value-type="float" office:value="3" calcext:value-type="float">
            <text:p>3.00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aring Rolling Resistance (Pitch)</text:p>
          </table:table-cell>
          <table:table-cell table:style-name="ce5" office:value-type="float" office:value="0.002" calcext:value-type="float">
            <text:p>0.002</text:p>
          </table:table-cell>
          <table:table-cell/>
          <table:table-cell office:value-type="string" calcext:value-type="string">
            <text:p>Pitch Starting Torque</text:p>
          </table:table-cell>
          <table:table-cell table:style-name="ce8" table:formula="of:=[.B19]*[.B18]*[.B17]/2" office:value-type="float" office:value="75" calcext:value-type="float">
            <text:p>75.00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aring Race Diameter (Pitch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Bearing Static Friction Coeff. (Pitch)</text:p>
          </table:table-cell>
          <table:table-cell table:style-name="ce5" office:value-type="float" office:value="0.05" calcext:value-type="float">
            <text:p>0.05</text:p>
          </table:table-cell>
          <table:table-cell/>
          <table:table-cell table:style-name="ce7" office:value-type="string" calcext:value-type="string">
            <text:p>Due to TVC actuators operating at low speeds, grease viscosity is assumed to be insignificant</text:p>
          </table:table-cell>
          <table:table-cell table:style-name="ce9"/>
          <table:table-cell table:number-columns-repeated="10"/>
        </table:table-row>
        <table:table-row table:style-name="ro1">
          <table:table-cell office:value-type="string" calcext:value-type="string">
            <text:p>Engine Thrust</text:p>
          </table:table-cell>
          <table:table-cell table:style-name="ce5" office:value-type="float" office:value="3000" calcext:value-type="float">
            <text:p>3000</text:p>
          </table:table-cell>
          <table:table-cell office:value-type="string" calcext:value-type="string">
            <text:p>lbf</text:p>
          </table:table-cell>
          <table:table-cell table:style-name="ce7" office:value-type="string" calcext:value-type="string">
            <text:p>Bearing seal friction may be accounted for by increasing the resistance coefficient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 Yaw Running Torque</text:p>
          </table:table-cell>
          <table:table-cell table:style-name="ce8" table:formula="of:=[.E10]+[.E13]" office:value-type="float" office:value="4.48876706948537" calcext:value-type="float">
            <text:p>4.49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Running torque = acceleration torque + rolling resistance</text:p>
          </table:table-cell>
          <table:table-cell table:number-columns-repeated="8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Total Yaw Starting Torque</text:p>
          </table:table-cell>
          <table:table-cell table:style-name="ce8" table:formula="of:=[.E14]+[.E10]" office:value-type="float" office:value="76.4887670694854" calcext:value-type="float">
            <text:p>76.49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Starting torque = acceleration torque + starting resistan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tal Pitch Running Torque</text:p>
          </table:table-cell>
          <table:table-cell table:style-name="ce8" table:formula="of:=[.E11]+[.E15]" office:value-type="float" office:value="4.48876706948537" calcext:value-type="float">
            <text:p>4.49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otal Yaw Starting Torque</text:p>
          </table:table-cell>
          <table:table-cell table:style-name="ce8" table:formula="of:=[.E16]+[.E11]" office:value-type="float" office:value="76.4887670694854" calcext:value-type="float">
            <text:p>76.49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inear Actuator Selection – Given For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near force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lbf</text:p>
          </table:table-cell>
          <table:table-cell office:value-type="string" calcext:value-type="string">
            <text:p>Mounting radius</text:p>
          </table:table-cell>
          <table:table-cell table:style-name="ce8" table:formula="of:=[.E23]/[.B25]" office:value-type="float" office:value="1.91221917673713" calcext:value-type="float">
            <text:p>1.9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inear speed</text:p>
          </table:table-cell>
          <table:table-cell table:style-name="ce8" table:formula="of:=[.B3]*PI()/180/[.E25]" office:value-type="float" office:value="0.27381734372716" calcext:value-type="float">
            <text:p>0.27</text:p>
          </table:table-cell>
          <table:table-cell office:value-type="string" calcext:value-type="string">
            <text:p>in/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Output Power</text:p>
          </table:table-cell>
          <table:table-cell table:style-name="ce8" table:formula="of:=[.B25]*[.H25]/12*1.356" office:value-type="float" office:value="1.23765439364676" calcext:value-type="float">
            <text:p>1.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20psi Pneumatic Diam.</text:p>
          </table:table-cell>
          <table:table-cell table:style-name="ce8" table:formula="of:=SQRT([.B25]*PI()/4/120)" office:value-type="float" office:value="0.511663353973244" calcext:value-type="float">
            <text:p>0.51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ir flowrate</text:p>
          </table:table-cell>
          <table:table-cell table:style-name="ce10" table:formula="of:=[.H26]^2/4*PI()*[.H25]/1728*134.7/14.7" office:value-type="float" office:value="0.000298556124041924" calcext:value-type="float">
            <text:p>0.000298556124041924</text:p>
          </table:table-cell>
          <table:table-cell office:value-type="string" calcext:value-type="string">
            <text:p>SCFM</text:p>
          </table:table-cell>
          <table:table-cell table:number-columns-repeated="6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22:57:55.800949046</meta:creation-date>
    <dc:date>2025-06-04T00:26:09.981824209</dc:date>
    <meta:editing-duration>PT9M46S</meta:editing-duration>
    <meta:editing-cycles>3</meta:editing-cycles>
    <meta:generator>LibreOffice/24.2.7.2$Linux_X86_64 LibreOffice_project/420$Build-2</meta:generator>
    <meta:document-statistic meta:table-count="1" meta:cell-count="103" meta:object-count="0"/>
  </office:meta>
</office:document-meta>
</file>